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fa3a6" style:font-size-asian="10pt" style:font-size-complex="10pt"/>
    </style:style>
    <style:style style:name="P3" style:family="paragraph" style:parent-style-name="Standard">
      <style:text-properties fo:font-size="10pt" officeooo:paragraph-rsid="0011d583" style:font-size-asian="10pt" style:font-size-complex="10pt"/>
    </style:style>
    <style:style style:name="P4" style:family="paragraph" style:parent-style-name="Standard">
      <style:text-properties fo:font-size="10pt" officeooo:paragraph-rsid="00138fc1" style:font-size-asian="10pt" style:font-size-complex="10pt"/>
    </style:style>
    <style:style style:name="P5" style:family="paragraph" style:parent-style-name="Standard">
      <style:text-properties fo:font-size="10pt" officeooo:paragraph-rsid="000fa3a6" style:font-size-asian="8.75pt" style:font-size-complex="10pt"/>
    </style:style>
    <style:style style:name="P6" style:family="paragraph" style:parent-style-name="Standard">
      <style:text-properties fo:font-size="10pt" officeooo:paragraph-rsid="000fa3a6" style:font-size-asian="10pt" style:font-size-complex="10pt"/>
    </style:style>
    <style:style style:name="P7" style:family="paragraph" style:parent-style-name="Standard">
      <style:text-properties fo:font-size="10pt" officeooo:paragraph-rsid="0016ed4d" style:font-size-asian="10pt" style:font-size-complex="10pt"/>
    </style:style>
    <style:style style:name="P8" style:family="paragraph" style:parent-style-name="Standard">
      <style:text-properties fo:font-size="10pt" officeooo:rsid="0016ed4d" officeooo:paragraph-rsid="0016ed4d" style:font-size-asian="10pt" style:font-size-complex="10pt"/>
    </style:style>
    <style:style style:name="P9" style:family="paragraph" style:parent-style-name="Standard">
      <style:text-properties fo:font-size="10pt" officeooo:paragraph-rsid="00138fc1" style:font-size-asian="10pt" style:font-size-complex="10pt"/>
    </style:style>
    <style:style style:name="P10" style:family="paragraph" style:parent-style-name="Standard">
      <style:text-properties fo:font-size="10pt" officeooo:paragraph-rsid="001a4e9a" style:font-size-asian="10pt" style:font-size-complex="10pt"/>
    </style:style>
    <style:style style:name="P11" style:family="paragraph" style:parent-style-name="Standard">
      <style:text-properties fo:font-size="10pt" officeooo:paragraph-rsid="001b4bb5" style:font-size-asian="10pt" style:font-size-complex="10pt"/>
    </style:style>
    <style:style style:name="P12" style:family="paragraph" style:parent-style-name="Standard">
      <style:text-properties fo:font-size="10pt" fo:language="en" fo:country="GB" officeooo:rsid="0016ed4d" officeooo:paragraph-rsid="0016ed4d" style:font-size-asian="10pt" style:font-size-complex="10pt"/>
    </style:style>
    <style:style style:name="P13" style:family="paragraph" style:parent-style-name="Standard">
      <style:text-properties fo:font-size="10pt" fo:language="en" fo:country="GB" officeooo:rsid="0016ed4d" officeooo:paragraph-rsid="001cc8fc" style:font-size-asian="10pt" style:font-size-complex="10pt"/>
    </style:style>
    <style:style style:name="P14" style:family="paragraph" style:parent-style-name="Standard">
      <style:text-properties fo:font-size="10pt" fo:language="en" fo:country="GB" officeooo:rsid="00182054" officeooo:paragraph-rsid="00182054" style:font-size-asian="10pt" style:font-size-complex="10pt"/>
    </style:style>
    <style:style style:name="P15" style:family="paragraph" style:parent-style-name="Standard">
      <style:text-properties fo:font-size="10pt" fo:language="en" fo:country="GB" officeooo:rsid="00182054" officeooo:paragraph-rsid="0018d48a" style:font-size-asian="10pt" style:font-size-complex="10pt"/>
    </style:style>
    <style:style style:name="T1" style:family="text">
      <style:text-properties officeooo:rsid="000fa3a6"/>
    </style:style>
    <style:style style:name="T2" style:family="text">
      <style:text-properties officeooo:rsid="000ff452"/>
    </style:style>
    <style:style style:name="T3" style:family="text">
      <style:text-properties officeooo:rsid="0011d583"/>
    </style:style>
    <style:style style:name="T4" style:family="text">
      <style:text-properties officeooo:rsid="00128281"/>
    </style:style>
    <style:style style:name="T5" style:family="text">
      <style:text-properties officeooo:rsid="00138fc1"/>
    </style:style>
    <style:style style:name="T6" style:family="text">
      <style:text-properties officeooo:rsid="00149c68"/>
    </style:style>
    <style:style style:name="T7" style:family="text">
      <style:text-properties officeooo:rsid="00168f1e"/>
    </style:style>
    <style:style style:name="T8" style:family="text">
      <style:text-properties fo:language="en" fo:country="GB"/>
    </style:style>
    <style:style style:name="T9" style:family="text">
      <style:text-properties fo:language="en" fo:country="GB" officeooo:rsid="000fa3a6"/>
    </style:style>
    <style:style style:name="T10" style:family="text">
      <style:text-properties fo:language="en" fo:country="GB" officeooo:rsid="0016dabd"/>
    </style:style>
    <style:style style:name="T11" style:family="text">
      <style:text-properties fo:language="en" fo:country="GB" officeooo:rsid="0016ed4d"/>
    </style:style>
    <style:style style:name="T12" style:family="text">
      <style:text-properties fo:language="en" fo:country="GB" officeooo:rsid="0011d583"/>
    </style:style>
    <style:style style:name="T13" style:family="text">
      <style:text-properties fo:language="en" fo:country="GB" officeooo:rsid="00182054"/>
    </style:style>
    <style:style style:name="T14" style:family="text">
      <style:text-properties fo:language="en" fo:country="GB" officeooo:rsid="001a4e9a"/>
    </style:style>
    <style:style style:name="T15" style:family="text">
      <style:text-properties fo:language="en" fo:country="GB" officeooo:rsid="001b4bb5"/>
    </style:style>
    <style:style style:name="T16" style:family="text">
      <style:text-properties fo:language="en" fo:country="GB" officeooo:rsid="001cc8fc"/>
    </style:style>
    <style:style style:name="T17" style:family="text">
      <style:text-properties officeooo:rsid="001cc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<text:span text:style-name="T5">P</text:span><text:span text:style-name="T1">rogram&gt; → &lt;</text:span><text:span text:style-name="T9">Deklaracie_</text:span><text:span text:style-name="T15">alebo_</text:span><text:span text:style-name="T9">definicie_funkcii</text:span><text:span text:style-name="T1">&gt; </text:span><text:span text:style-name="T10"><text:s/></text:span><text:span text:style-name="T1">EOF</text:span></text:p>
      <text:p text:style-name="P11">&lt;<text:span text:style-name="T1">Deklaracie</text:span><text:span text:style-name="T9">_</text:span><text:span text:style-name="T15">alebo_</text:span><text:span text:style-name="T1">definicie_funkcii&gt; → &lt;Deklaracia_funkcie&gt;&lt;Deklaracie</text:span><text:span text:style-name="T9">_</text:span><text:span text:style-name="T15">alebo_</text:span><text:span text:style-name="T1">definicie_funkcii&gt;</text:span></text:p>
      <text:p text:style-name="P11">&lt;<text:span text:style-name="T1">Deklaracie</text:span><text:span text:style-name="T9">_</text:span><text:span text:style-name="T15">alebo_</text:span><text:span text:style-name="T1">definicie_funkcii&gt; → &lt;Definicia_funkcie&gt;&lt;Deklaracie</text:span><text:span text:style-name="T9">_</text:span><text:span text:style-name="T15">alebo_</text:span><text:span text:style-name="T1">definicie_funkcii&gt;</text:span></text:p>
      <text:p text:style-name="P11"/>
      <text:p text:style-name="P3">&lt;<text:span text:style-name="T2">Deklaracia_funkcie → </text:span><text:span text:style-name="T3">global </text:span><text:span text:style-name="T13">ID</text:span><text:span text:style-name="T3"> :function</text:span><text:span text:style-name="T4">(</text:span><text:span text:style-name="T3">&lt;</text:span><text:span text:style-name="T11">Typy</text:span><text:span text:style-name="T3">&gt;</text:span><text:span text:style-name="T4">)</text:span><text:span text:style-name="T3">:&lt;</text:span><text:span text:style-name="T11">T</text:span><text:span text:style-name="T3">ypy&gt;</text:span></text:p>
      <text:p text:style-name="P2">&lt;<text:span text:style-name="T2">Definicia_funkcie&gt; → &lt;</text:span><text:span text:style-name="T3">Hlavicka_funkcie&gt;&lt;</text:span><text:span text:style-name="T15">Telo_funkcie</text:span><text:span text:style-name="T3">&gt;</text:span></text:p>
      <text:p text:style-name="P2">&lt;<text:span text:style-name="T3">Hlavicka_funkcie&gt; → function</text:span><text:span text:style-name="T12"> </text:span><text:span text:style-name="T13">ID</text:span><text:span text:style-name="T12"> </text:span><text:span text:style-name="T4">(</text:span><text:span text:style-name="T3">&lt;</text:span><text:span text:style-name="T11">Zoznam_parametrov</text:span><text:span text:style-name="T3">&gt;</text:span><text:span text:style-name="T4">):&lt;</text:span><text:span text:style-name="T11">T</text:span><text:span text:style-name="T4">ypy&gt;</text:span></text:p>
      <text:p text:style-name="P12"/>
      <text:p text:style-name="P12">&lt;<text:span text:style-name="T17">Typy&gt; → ,&lt;Typ&gt; </text:span></text:p>
      <text:p text:style-name="P13">&lt;<text:span text:style-name="T17">Typy&gt; → &lt;Typ&gt; &lt;Typy&gt;</text:span></text:p>
      <text:p text:style-name="P7">&lt;<text:span text:style-name="T11">Typy&gt; </text:span><text:span text:style-name="T12">→ </text:span><text:span text:style-name="T11">eps</text:span></text:p>
      <text:p text:style-name="P7"><text:span text:style-name="T11">&lt;Typ&gt; </text:span><text:span text:style-name="T12">→ </text:span><text:span text:style-name="T11">integer</text:span></text:p>
      <text:p text:style-name="P7"><text:span text:style-name="T11">&lt;Typ&gt; </text:span><text:span text:style-name="T12">→</text:span><text:span text:style-name="T11"> string</text:span></text:p>
      <text:p text:style-name="P7"><text:span text:style-name="T11">&lt;Typ&gt; </text:span><text:span text:style-name="T12">→ </text:span><text:span text:style-name="T11">number</text:span></text:p>
      <text:p text:style-name="P7"><text:span text:style-name="T11"/></text:p>
      <text:p text:style-name="P7"><text:span text:style-name="T11"/></text:p>
      <text:p text:style-name="P7"><text:span text:style-name="T11">&lt;Zoznam_parametrov&gt; </text:span><text:span text:style-name="T12">→ </text:span><text:span text:style-name="T11">&lt;Parameter&gt; &lt;Zoznam_parametrov&gt;</text:span></text:p>
      <text:p text:style-name="P7"><text:span text:style-name="T11">&lt;Zoznam_parametrov&gt; → , &lt;Parameter&gt;</text:span></text:p>
      <text:p text:style-name="P7"><text:span text:style-name="T11">&lt;Zoznam_parametrov&gt; </text:span><text:span text:style-name="T12">→ </text:span><text:span text:style-name="T11">eps</text:span></text:p>
      <text:p text:style-name="P7"><text:span text:style-name="T11">&lt;Parameter&gt; </text:span><text:span text:style-name="T12">→ </text:span><text:span text:style-name="T13">ID</text:span><text:span text:style-name="T11"> <text:s/>: &lt;Typ&gt;</text:span></text:p>
      <text:p text:style-name="P7"><text:span text:style-name="T11"/></text:p>
      <text:p text:style-name="P8"><text:span text:style-name="T8"/></text:p>
      <text:p text:style-name="P2">&lt;<text:span text:style-name="T4">Telo_funkcie&gt; → &lt;</text:span><text:span text:style-name="T14">Sekvencia_prikazov</text:span><text:span text:style-name="T4">&gt; </text:span><text:span text:style-name="T14">end</text:span></text:p>
      <text:p text:style-name="P4"/>
      <text:p text:style-name="P4">&lt;<text:span text:style-name="T6">Prikaz&gt; → local </text:span><text:span text:style-name="T13">ID </text:span><text:span text:style-name="T6">:&lt;</text:span><text:span text:style-name="T13">Typ&gt; </text:span><text:span text:style-name="T6">=&lt;Vyraz_alebo_funkcia&gt;</text:span></text:p>
      <text:p text:style-name="P4">&lt;<text:span text:style-name="T13">Prikaz&gt; → &lt;Viac_id&gt; = &lt;Viac_vyrazov&gt;</text:span></text:p>
      <text:p text:style-name="P4"><text:span text:style-name="T13">&lt;</text:span><text:span text:style-name="T14">Prikaz&gt; → if &lt;Vyraz&gt; then &lt;Sekvencia_prikazov&gt; else &lt;Sekvencia_prikazov&gt; end</text:span></text:p>
      <text:p text:style-name="P10">&lt;<text:span text:style-name="T13">Prikaz&gt; → </text:span><text:span text:style-name="T15">while &lt;Vyraz&gt; do &lt;Sekvencia_prikazov&gt; end</text:span></text:p>
      <text:p text:style-name="P10"><text:span text:style-name="T15">&lt;Prikaz&gt; → &lt;Viac_id&gt; = &lt;Funkcia&gt;</text:span></text:p>
      <text:p text:style-name="P10"><text:span text:style-name="T15">&lt;Prikaz&gt; → &lt;Fukcia&gt;</text:span></text:p>
      <text:p text:style-name="P10"><text:span text:style-name="T15">&lt;Prikaz&gt; → return &lt;Viac_vyrazov&gt;</text:span></text:p>
      <text:p text:style-name="P4"/>
      <text:p text:style-name="P10">&lt;Sekvencia_prikazov&gt;→<text:span text:style-name="T14"> &lt;Prikaz&gt; &lt;Sekvencia_prikazov&gt;</text:span></text:p>
      <text:p text:style-name="P4">&lt;Sekvencia_prikazov&gt;→<text:span text:style-name="T14"> ,&lt;Prikaz&gt; </text:span></text:p>
      <text:p text:style-name="P10"><text:span text:style-name="T14">&lt;Sekvencia_prikazov&gt;→ eps</text:span></text:p>
      <text:p text:style-name="P4"/>
      <text:p text:style-name="P4"/>
      <text:p text:style-name="P4"/>
      <text:p text:style-name="P4">&lt;<text:span text:style-name="T6">Vyraz_alebo_funkcia&gt; → &lt;Vyraz&gt;</text:span></text:p>
      <text:p text:style-name="P4">&lt;<text:span text:style-name="T6">Vyraz_alebo_funkcia&gt; → &lt;Funkcia&gt;</text:span></text:p>
      <text:p text:style-name="P4"/>
      <text:p text:style-name="P4">&lt;<text:span text:style-name="T6">Funkcia&gt; → </text:span><text:span text:style-name="T15">ID </text:span><text:span text:style-name="T7">(&lt;V</text:span><text:span text:style-name="T15">iac_ID</text:span><text:span text:style-name="T7">&gt;)</text:span></text:p>
      <text:p text:style-name="P4"/>
      <text:p text:style-name="P14">&lt;Viac_vyrazov&gt; → &lt;Vyraz&gt; &lt;Viac_vyrazov&gt;</text:p>
      <text:p text:style-name="P15">&lt;Viac_vyrazov&gt; → ,&lt;Vyraz&gt;</text:p>
      <text:p text:style-name="P14">&lt;Viac_vyrazov&gt; → eps</text:p>
      <text:p text:style-name="P14"/>
      <text:p text:style-name="P4">&lt;<text:span text:style-name="T7">Viac_id&gt; → ,id</text:span></text:p>
      <text:p text:style-name="P4">&lt;<text:span text:style-name="T7">Viac_id&gt; → id <text:s/>&lt;Viac_id&gt;</text:span></text:p>
      <text:p text:style-name="P4">&lt;Viac_id&gt;→<text:span text:style-name="T14"> eps</text:span></text:p>
      <text:p text:style-name="P4"><text:span text:style-name="T13"/></text:p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4:19:26.877555541</meta:creation-date>
    <dc:date>2021-11-17T21:30:50.350000000</dc:date>
    <meta:editing-duration>PT20M54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6" meta:word-count="137" meta:character-count="1318" meta:non-whitespace-character-count="1212"/>
  </office:meta>
</office:document-meta>
</file>